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6.589cm" fo:margin-left="-0.185cm" fo:margin-right="-1.164cm" fo:margin-top="0cm" fo:margin-bottom="0cm" style:page-number="auto" table:align="margins"/>
    </style:style>
    <style:style style:name="Tabella1.A" style:family="table-column">
      <style:table-column-properties style:column-width="3.836cm" style:rel-column-width="15155*"/>
    </style:style>
    <style:style style:name="Tabella1.B" style:family="table-column">
      <style:table-column-properties style:column-width="12.753cm" style:rel-column-width="50380*"/>
    </style:style>
    <style:style style:name="Tabella1.1" style:family="table-row">
      <style:table-row-properties style:min-row-height="0.002cm" style:keep-together="true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6" style:family="table-row">
      <style:table-row-properties style:min-row-height="0.168cm" style:keep-together="true" fo:keep-together="auto"/>
    </style:style>
    <style:style style:name="Tabella1.A6" style:family="table-cell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7" style:family="table-cell">
      <style:table-cell-properties style:vertical-align="" fo:background-color="transparent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15" style:family="table-cell">
      <style:table-cell-properties style:vertical-align="" fo:background-color="#ffffff" fo:padding="0.191cm" fo:border="none">
        <style:background-image/>
      </style:table-cell-properties>
    </style:style>
    <style:style style:name="Tabella1.A31" style:family="table-cell">
      <style:table-cell-properties style:vertical-align="" fo:background-color="#ffffff" fo:padding="0.191cm" fo:border="0.018cm solid #000001">
        <style:background-image/>
      </style:table-cell-properties>
    </style:style>
    <style:style style:name="Tabella1.A45" style:family="table-cell">
      <style:table-cell-properties style:vertical-align="" fo:background-color="#ffffff" fo:padding="0.191cm" fo:border-left="none" fo:border-right="none" fo:border-top="none" fo:border-bottom="0.002cm solid #000000">
        <style:background-image/>
      </style:table-cell-properties>
    </style:style>
    <style:style style:name="Tabella1.B53" style:family="table-cell" style:data-style-name="N0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63" style:family="table-row">
      <style:table-row-properties style:min-row-height="0.972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 style:font-size-complex="11pt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style:font-name="Calibri1"/>
    </style:style>
    <style:style style:name="P5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7" style:family="paragraph" style:parent-style-name="Standard">
      <style:paragraph-properties fo:margin-left="1.067cm" fo:margin-right="0cm" fo:margin-top="0cm" fo:margin-bottom="0cm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8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9" style:family="paragraph" style:parent-style-name="Standard" style:list-style-name="WWNum8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0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1" style:family="paragraph" style:parent-style-name="Standard" style:list-style-name="WWNum8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2" style:family="paragraph" style:parent-style-name="Standard" style:list-style-name="WWNum8">
      <style:paragraph-properties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3" style:family="paragraph" style:parent-style-name="Standard" style:list-style-name="WWNum8">
      <style:paragraph-properties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Registrazione Prestito</text:p>
          </table:table-cell>
        </table:table-row>
        <table:table-row table:style-name="Tabella1.1">
          <table:table-cell table:style-name="Tabella1.A1" office:value-type="string">
            <text:p text:style-name="P2">Attore</text:p>
            <text:p text:style-name="P2">Principale</text:p>
          </table:table-cell>
          <table:table-cell table:style-name="Tabella1.A1" office:value-type="string">
            <text:p text:style-name="P2">Fruitore</text:p>
          </table:table-cell>
        </table:table-row>
        <table:table-row table:style-name="Tabella1.1">
          <table:table-cell table:style-name="Tabella1.A3" office:value-type="string">
            <text:p text:style-name="P4">Precondizioni</text:p>
          </table:table-cell>
          <table:table-cell table:style-name="Tabella1.A3" office:value-type="string">
            <text:p text:style-name="P2">- L'ID del Libro sia presente.</text:p>
            <text:p text:style-name="P2">- Il Libro abbia almeno una copia disponibile.</text:p>
            <text:p text:style-name="P2">- Il Fruitore non abbia raggiunto il numero massimo di Libri che può</text:p>
            <text:p text:style-name="P2"><text:s text:c="3"/>richidede in prestito</text:p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Principale</text:p>
          </table:table-cell>
          <table:table-cell table:style-name="Tabella1.A1" office:value-type="string">
            <text:list xml:id="list6766000629657685796" text:style-name="WWNum8">
              <text:list-header>
                <text:p text:style-name="P9">1 <text:s/>Il Fruitore inserisce l'ID del Libro da richiedere in prestito.</text:p>
                <text:p text:style-name="P9">2 <text:s/>Il Sistema crea il prestito tra il Friuitore ed il Libro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</text:p>
          </table:table-cell>
          <table:table-cell table:style-name="Tabella1.A3" office:value-type="string">
            <text:list xml:id="list34799389" text:continue-numbering="true" text:style-name="WWNum8">
              <text:list-header>
                <text:p text:style-name="P9">- Viene decrementata la disponibilità del Libro.</text:p>
                <text:p text:style-name="P9">- Viene incrementato il numero di prestiti per la Risorsa “Libro” del</text:p>
                <text:p text:style-name="P9"><text:s text:c="2"/>Fruitore.</text:p>
              </text:list-header>
            </text:list>
          </table:table-cell>
        </table:table-row>
        <table:table-row table:style-name="Tabella1.6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77332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6">
          <table:table-cell table:style-name="Tabella1.A7" office:value-type="string">
            <text:p text:style-name="P2">Precondizioni (a)</text:p>
          </table:table-cell>
          <table:table-cell table:style-name="Tabella1.A7" office:value-type="string">
            <text:p text:style-name="P2">- L'ID del Libro sia presente.</text:p>
            <text:p text:style-name="P2">- Il Libro non abbia nessuna copia disponibile.</text:p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Alternativo (a)</text:p>
          </table:table-cell>
          <table:table-cell table:style-name="Tabella1.A1" office:value-type="string">
            <text:list xml:id="list34781520" text:continue-numbering="true" text:style-name="WWNum8">
              <text:list-header>
                <text:p text:style-name="P9">1.a <text:s/>Il Fruitore inserisce l'ID del Libro da richiedere in prestito.</text:p>
                <text:p text:style-name="P9">2.a <text:s/>Il Sistema visualizza a video un messag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92015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7" office:value-type="string">
            <text:p text:style-name="P2">Precondizioni (b)</text:p>
          </table:table-cell>
          <table:table-cell table:style-name="Tabella1.A7" office:value-type="string">
            <text:p text:style-name="P2">- L'ID del Libro sia presente.</text:p>
            <text:p text:style-name="P2">- Il Fruitore abbia raggiunto il numero massimo di Libri che può</text:p>
            <text:p text:style-name="P2"><text:s text:c="2"/>richiedere in prestito</text:p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b)</text:p>
          </table:table-cell>
          <table:table-cell table:style-name="Tabella1.A3" office:value-type="string">
            <text:list xml:id="list34803410" text:continue-numbering="true" text:style-name="WWNum8">
              <text:list-header>
                <text:p text:style-name="P9">1.b <text:s/>Il Fruitore inserisce l'ID del Libro da richiedere in prestito.</text:p>
                <text:p text:style-name="P9">2.b <text:s/>Il Sistema visualizza a video un messaggio d'errore. Fin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79592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7" office:value-type="string">
            <text:list xml:id="list34779801" text:continue-numbering="true" text:style-name="WWNum8">
              <text:list-header>
                <text:p text:style-name="P9">Precondizioni (c)</text:p>
              </text:list-header>
            </text:list>
          </table:table-cell>
          <table:table-cell table:style-name="Tabella1.A7" office:value-type="string">
            <text:list xml:id="list34802044" text:continue-numbering="true" text:style-name="WWNum8">
              <text:list-header>
                <text:p text:style-name="P9">- L'ID del Libro non sia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c)</text:p>
          </table:table-cell>
          <table:table-cell table:style-name="Tabella1.A3" office:value-type="string">
            <text:list xml:id="list34796926" text:continue-numbering="true" text:style-name="WWNum8">
              <text:list-header>
                <text:p text:style-name="P9">1.c <text:s/>Il Fruitore inscerisce l'ID del Libro da richiedere in prestito.</text:p>
                <text:p text:style-name="P9">2.c <text:s/>Il Sistema visualizza a video un messaggio d'errore. Fine.</text:p>
              </text:list-header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list xml:id="list34777449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Registrazione Proroga</text:p>
          </table:table-cell>
        </table:table-row>
        <table:table-row table:style-name="Tabella1.1">
          <table:table-cell table:style-name="Tabella1.A1" office:value-type="string">
            <text:p text:style-name="P1">Attore Principale</text:p>
          </table:table-cell>
          <table:table-cell table:style-name="Tabella1.A1" office:value-type="string">
            <text:p text:style-name="P1">Fruitore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- <text:s/>Manchino X giorni (o meno) alla scadenza del presito.</text:p>
            <text:p text:style-name="P1">- <text:s/>Non sia già stata richiesta una proroga per il prestito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4801666" text:continue-list="list34777449" text:style-name="WWNum8">
              <text:list-item text:start-value="1">
                <text:p text:style-name="P13">Il Sistema visualizza a video un messaggio di avvenuta proroga.Fine.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e</text:p>
          </table:table-cell>
          <table:table-cell table:style-name="Tabella1.A3" office:value-type="string">
            <text:list xml:id="list34805407" text:continue-numbering="true" text:style-name="WWNum8">
              <text:list-header>
                <text:p text:style-name="P11">La data di fine prestito viene aggiornata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91228" text:continue-numbering="true" text:style-name="WWNum8">
              <text:list-header>
                <text:p text:style-name="P13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4802936" text:continue-numbering="true" text:style-name="WWNum8">
              <text:list-header>
                <text:p text:style-name="P11">- Manchino più di X giorni alla scadenza del prestito.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</table:table-cell>
          <table:table-cell table:style-name="Tabella1.A1" office:value-type="string">
            <text:list xml:id="list34799164" text:continue-numbering="true" text:style-name="WWNum8">
              <text:list-header>
                <text:p text:style-name="P11">1.a <text:s/>Il Sistema visualizza a video un messa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85143" text:continue-numbering="true" text:style-name="WWNum8">
              <text:list-header>
                <text:p text:style-name="P13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b)</text:p>
          </table:table-cell>
          <table:table-cell table:style-name="Tabella1.A3" office:value-type="string">
            <text:list xml:id="list34778976" text:continue-numbering="true" text:style-name="WWNum8">
              <text:list-header>
                <text:p text:style-name="P11">- <text:s/>Sia già stata richiesta una proroga per il presito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34774211" text:continue-numbering="true" text:style-name="WWNum8">
              <text:list-header>
                <text:p text:style-name="P11">1.b <text:s/>Il Sistema visualizza a video un messag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88720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c)</text:p>
          </table:table-cell>
          <table:table-cell table:style-name="Tabella1.A3" office:value-type="string">
            <text:list xml:id="list34773081" text:continue-numbering="true" text:style-name="WWNum8">
              <text:list-header>
                <text:p text:style-name="P11">- <text:s/>E' stata superata la scadenza del prestito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34798207" text:continue-numbering="true" text:style-name="WWNum8">
              <text:list-header>
                <text:p text:style-name="P11">1.c <text:s/>Il Sistema elimina il prestito. Fine</text:p>
              </text:list-header>
            </text:list>
          </table:table-cell>
        </table:table-row>
        <table:table-row table:style-name="Tabella1.1">
          <table:table-cell table:style-name="Tabella1.A31" office:value-type="string">
            <text:p text:style-name="P2">Postcondizioni</text:p>
          </table:table-cell>
          <table:table-cell table:style-name="Tabella1.A3" office:value-type="string">
            <text:list xml:id="list34782826" text:continue-numbering="true" text:style-name="WWNum8">
              <text:list-header>
                <text:p text:style-name="P9">- Viene incrementata la disponibilità del Libro.</text:p>
                <text:p text:style-name="P9">- Viene decrementato il numero di prestiti per la Risorsa “Libro” del</text:p>
                <text:p text:style-name="P9"><text:s text:c="2"/>Fruitore a cui è legato il prestito.</text:p>
              </text:list-header>
            </text:list>
          </table:table-cell>
        </table:table-row>
        <text:soft-page-break/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7">Ricerca per Descrizione Libro</text:p>
          </table:table-cell>
        </table:table-row>
        <table:table-row table:style-name="Tabella1.1">
          <table:table-cell table:style-name="Tabella1.A3" office:value-type="string">
            <text:p text:style-name="P1">Attori principali</text:p>
          </table:table-cell>
          <table:table-cell table:style-name="Tabella1.A3" office:value-type="string">
            <text:p text:style-name="P1">Operatore, Fruitore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4779862" text:continue-list="list34782826" text:style-name="WWNum8">
              <text:list-item text:start-value="1">
                <text:p text:style-name="P13">L'Operatore o il Fruitore inseriscono uno o più valori degli attributi</text:p>
                <text:p text:style-name="P13"><text:s text:c="4"/>della descrizione del Libro su cui effettuare la ricerca.</text:p>
              </text:list-item>
              <text:list-item>
                <text:p text:style-name="P13">Il Sistema visualizza a video i Libri che abbiamo gli attributi inseriti</text:p>
                <text:p text:style-name="P13"><text:s text:c="4"/>nella ricerca. Fine.</text:p>
              </text:list-item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list xml:id="list34789239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list xml:id="list34790546" text:continue-numbering="true" text:style-name="WWNum8">
              <text:list-header>
                <text:p text:style-name="P11">Valutazione disponibilità Libr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e Principale</text:p>
          </table:table-cell>
          <table:table-cell table:style-name="Tabella1.A3" office:value-type="string">
            <text:list xml:id="list34785852" text:continue-numbering="true" text:style-name="WWNum8">
              <text:list-header>
                <text:p text:style-name="P11">Operatore, 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4785408" text:continue-numbering="true" text:style-name="WWNum8">
              <text:list-header>
                <text:p text:style-name="P11">- <text:s/>L'ID del Libro inserito sia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4798941" text:continue-numbering="true" text:style-name="WWNum8">
              <text:list-header>
                <text:p text:style-name="P9">1. <text:s/>Il Fruitore inserisce l'ID del Libro del quale vuole conoscere la</text:p>
                <text:p text:style-name="P9"><text:s text:c="6"/>disponibilità</text:p>
                <text:p text:style-name="P9">2. <text:s/>Il Sistema visualizza a video il numero di copie diponibili al prestito.</text:p>
                <text:p text:style-name="P9"><text:s text:c="8"/>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99484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4785256" text:continue-numbering="true" text:style-name="WWNum8">
              <text:list-header>
                <text:p text:style-name="P11">- L'ID del Libro inserito non è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(a)</text:p>
          </table:table-cell>
          <table:table-cell table:style-name="Tabella1.A3" office:value-type="string">
            <text:p text:style-name="P1">1-.a <text:s/>Il Fruitore inserisce l'ID del Libro del quale vuole conoscere la</text:p>
            <text:p text:style-name="P1"><text:s text:c="9"/>disponibilità. </text:p>
            <text:p text:style-name="P1">2.a <text:s text:c="2"/>Il Sistema visualizza a video un messaggio d'errore. Fine.</text:p>
          </table:table-cell>
        </table:table-row>
        <table:table-row table:style-name="Tabella1.1">
          <table:table-cell table:style-name="Tabella1.A15" office:value-type="string">
            <text:p text:style-name="P3"/>
          </table:table-cell>
          <table:table-cell table:style-name="Tabella1.A15" office:value-type="string">
            <text:p text:style-name="P2"/>
          </table:table-cell>
        </table:table-row>
        <table:table-row table:style-name="Tabella1.1">
          <table:table-cell table:style-name="Tabella1.A45" office:value-type="string">
            <text:p text:style-name="P3"/>
          </table:table-cell>
          <table:table-cell table:style-name="Tabella1.A45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4779000" text:continue-numbering="true" text:style-name="WWNum8">
              <text:list-header>
                <text:p text:style-name="P11">Fruitor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4795200" text:continue-numbering="true" text:style-name="WWNum8">
              <text:list-header>
                <text:p text:style-name="P11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4792887" text:continue-numbering="true" text:style-name="WWNum8">
              <text:list-header>
                <text:p text:style-name="P11">Manchino X giorni o meno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4791002" text:continue-list="list34792887" text:style-name="WWNum8">
              <text:list-item text:start-value="1">
                <text:p text:style-name="P13">Il Fruitore rinnova la sua iscrizione.</text:p>
              </text:list-item>
              <text:list-item>
                <text:p text:style-name="P13">Viene effettuato il rinnovo dell'iscrizione, </text:p>
                <text:p text:style-name="P13"><text:s text:c="4"/>&lt;&lt;include&gt;&gt;”Rinnovo Iscrizione”. Fine.</text:p>
              </text:list-item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77105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4802554" text:continue-numbering="true" text:style-name="WWNum8">
              <text:list-header>
                <text:p text:style-name="P11">Manchino più di X giorni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4786625" text:continue-numbering="true" text:style-name="WWNum8">
              <text:list-header>
                <text:p text:style-name="P11">2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B53">
            <text:list xml:id="list34798297" text:continue-numbering="true" text:style-name="WWNum8">
              <text:list-header>
                <text:p text:style-name="P13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34780281" text:continue-numbering="true" text:style-name="WWNum8">
              <text:list-header>
                <text:p text:style-name="P11">1.b <text:s/>Il Frui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(b)</text:p>
          </table:table-cell>
          <table:table-cell table:style-name="Tabella1.A3" office:value-type="string">
            <text:list xml:id="list34778831" text:continue-numbering="true" text:style-name="WWNum8">
              <text:list-header>
                <text:p text:style-name="P11">Il Fruitore torna ad essete un Utent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3"/>
          </table:table-cell>
          <table:table-cell table:style-name="Tabella1.A6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3">Scenario Alternativo (c)</text:p>
          </table:table-cell>
          <table:table-cell table:style-name="Tabella1.A3" office:value-type="string">
            <text:p text:style-name="P2">2.c <text:s/>Il Fruitore sceglie di registrare un nuovo prestito.</text:p>
            <text:p text:style-name="P2">3.c <text:s/>&lt;&lt;include&gt;&gt; “Registrazione Prestito”.Fine.</text:p>
          </table:table-cell>
        </table:table-row>
        <table:table-row table:style-name="Tabella1.1">
          <table:table-cell table:style-name="Tabella1.A6" office:value-type="string">
            <text:p text:style-name="P3"/>
          </table:table-cell>
          <table:table-cell table:style-name="Tabella1.A6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3">Scenario Alternativo (d)</text:p>
          </table:table-cell>
          <table:table-cell table:style-name="Tabella1.A3" office:value-type="string">
            <text:p text:style-name="P2">2.d <text:s/>Il Fruitore sceglie di prorogare un prestito.</text:p>
            <text:p text:style-name="P2">3.d <text:s/>&lt;&lt;include&gt;&gt; “Registrazione Proroga”.Fine.</text:p>
          </table:table-cell>
        </table:table-row>
        <table:table-row table:style-name="Tabella1.1">
          <table:table-cell table:style-name="Tabella1.A6" office:value-type="string">
            <text:p text:style-name="P3"/>
          </table:table-cell>
          <table:table-cell table:style-name="Tabella1.A6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34782939" text:continue-numbering="true" text:style-name="WWNum8">
              <text:list-header>
                <text:p text:style-name="P11">2.e <text:s/>Il Fruitore sceglie di ricercare un Libro per descrizione.</text:p>
                <text:p text:style-name="P11">3.e <text:s/>&lt;&lt;include&gt;&gt; “Ricerca per Descrizione Libro”. Fin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96409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63">
          <table:table-cell table:style-name="Tabella1.A45" office:value-type="string">
            <text:p text:style-name="P3"/>
          </table:table-cell>
          <table:table-cell table:style-name="Tabella1.A45" office:value-type="string">
            <text:p text:style-name="P2"/>
          </table:table-cell>
        </table:table-row>
        <text:soft-page-break/>
        <table:table-row table:style-name="Tabella1.1">
          <table:table-cell table:style-name="Tabella1.A3" office:value-type="string">
            <text:p text:style-name="P3">Nome</text:p>
          </table:table-cell>
          <table:table-cell table:style-name="Tabella1.A3" office:value-type="string">
            <text:p text:style-name="P2">Operatore Loggato</text:p>
          </table:table-cell>
        </table:table-row>
        <table:table-row table:style-name="Tabella1.1">
          <table:table-cell table:style-name="Tabella1.A3" office:value-type="string">
            <text:p text:style-name="P3">Attore</text:p>
            <text:p text:style-name="P3">Principale</text:p>
          </table:table-cell>
          <table:table-cell table:style-name="Tabella1.A3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5">Precondizioni</text:p>
          </table:table-cell>
          <table:table-cell table:style-name="Tabella1.A3" office:value-type="string">
            <text:list xml:id="list34783630" text:continue-numbering="true" text:style-name="WWNum8">
              <text:list-header>
                <text:p text:style-name="P12"><text:s text:c="4"/>L'utente sia loggato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3">Scenario</text:p>
            <text:p text:style-name="P3">Principale</text:p>
          </table:table-cell>
          <table:table-cell table:style-name="Tabella1.A3" office:value-type="string">
            <text:list xml:id="list34800886" text:continue-list="list34783630" text:style-name="WWNum8">
              <text:list-item text:start-value="1">
                <text:p text:style-name="P12">Il Sistema mostra all'Operatore le operazioni che può compiere.</text:p>
              </text:list-item>
              <text:list-item>
                <text:p text:style-name="P12">L'operatore richiede al Sistema di visualizzate tutti i Fruitori.</text:p>
              </text:list-item>
              <text:list-item>
                <text:p text:style-name="P12">Il Sistema visualizza la lista di tutti i Fruitori. Torna a 1</text:p>
              </text:list-item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74394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a)</text:p>
          </table:table-cell>
          <table:table-cell table:style-name="Tabella1.A3" office:value-type="string">
            <text:list xml:id="list34777268" text:continue-numbering="true" text:style-name="WWNum8">
              <text:list-header>
                <text:p text:style-name="P9">2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 scenario alternativo</text:p>
          </table:table-cell>
          <table:table-cell table:style-name="Tabella1.A3" office:value-type="string">
            <text:list xml:id="list34787829" text:continue-numbering="true" text:style-name="WWNum8">
              <text:list-header>
                <text:p text:style-name="P9"><text:s text:c="6"/>L'Operatore torna ad essere un Utent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89847" text:continue-numbering="true" text:style-name="WWNum8">
              <text:list-header>
                <text:p text:style-name="P9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b)</text:p>
          </table:table-cell>
          <table:table-cell table:style-name="Tabella1.A3" office:value-type="string">
            <text:list xml:id="list34785778" text:continue-numbering="true" text:style-name="WWNum8">
              <text:list-header>
                <text:p text:style-name="P9">2.b <text:s/>L'Operatore sceglie di visualizzare a video tutte le Risorse.</text:p>
                <text:p text:style-name="P9">3.b <text:s/>Il Sistema visualizza tutti i Libri. </text:p>
                <text:p text:style-name="P9">4.b <text:s/>TORNA AL PUNTO 1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94062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c)</text:p>
          </table:table-cell>
          <table:table-cell table:style-name="Tabella1.A3" office:value-type="string">
            <text:list xml:id="list34791269" text:continue-numbering="true" text:style-name="WWNum8">
              <text:list-header>
                <text:p text:style-name="P9">2.c <text:s/>L'Operatore sceglie di aggiungere la descrizione ad un Libro.</text:p>
                <text:p text:style-name="P9">3.c <text:s/>&lt;&lt;include&gt;&gt; “Aggiungi Descrizione”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34784526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d)</text:p>
          </table:table-cell>
          <table:table-cell table:style-name="Tabella1.A3" office:value-type="string">
            <text:list xml:id="list34778871" text:continue-numbering="true" text:style-name="WWNum8">
              <text:list-header>
                <text:p text:style-name="P9">2.d <text:s/>L'Operatore sceglie di rimuovere la descrizione ad un Libro.</text:p>
                <text:p text:style-name="P9">3.d <text:s/>&lt;&lt;include&gt;&gt; “Rimuovi Descrizione”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B53" office:value-type="float" office:value="2">
            <text:list xml:id="list34775936" text:continue-list="list34778871" text:style-name="WWNum8">
              <text:list-item text:start-value="1">
                <text:p text:style-name="P13">2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34793031" text:continue-numbering="true" text:style-name="WWNum8">
              <text:list-header>
                <text:p text:style-name="P11">2.e <text:s/>L'Operatore sceglie di ricercare un Libro per descrizione.</text:p>
                <text:p text:style-name="P11">3.e <text:s/>&lt;&lt;include&gt;&gt; “Ricerca per Descrizione Libro”. Fin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34789175" text:continue-list="list34793031" text:style-name="WWNum8">
              <text:list-item text:start-value="1">
                <text:p text:style-name="P13"/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f)</text:p>
          </table:table-cell>
          <table:table-cell table:style-name="Tabella1.A3" office:value-type="string">
            <text:list xml:id="list34785610" text:continue-numbering="true" text:style-name="WWNum8">
              <text:list-header>
                <text:p text:style-name="P11">2.f <text:s/>L'Operatore sceglie di visualizzare a video la disponibilità di un Libro</text:p>
                <text:p text:style-name="P11">3.f <text:s/>&lt;&lt;include&gt;&gt; “Visualizza Disponibilità Libro”. Fine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02T14:59:19.58</dc:date>
    <meta:generator>OpenOffice/4.1.3$Win32 OpenOffice.org_project/413m1$Build-9783</meta:generator>
    <meta:editing-duration>PT2H40M3S</meta:editing-duration>
    <meta:editing-cycles>65</meta:editing-cycles>
    <meta:document-statistic meta:table-count="1" meta:image-count="0" meta:object-count="0" meta:page-count="3" meta:paragraph-count="157" meta:word-count="775" meta:character-count="5194"/>
  </office:meta>
</office:document-meta>
</file>